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31579B0.png" manifest:media-type="image/png"/>
  <manifest:file-entry manifest:full-path="Pictures/100000000000055600000300A67E78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1" text:anchor-type="as-char" svg:width="16.51cm" svg:height="9.282cm" draw:z-index="0"><draw:image xlink:href="Pictures/100000000000055600000300A67E7810.png" xlink:type="simple" xlink:show="embed" xlink:actuate="onLoad"/></draw:frame></text:p>
      <text:p text:style-name="Standard"><draw:frame draw:style-name="fr2" draw:name="Image1" text:anchor-type="paragraph" svg:width="16.51cm" svg:height="9.282cm" draw:z-index="1"><draw:image xlink:href="Pictures/100000000000055600000300F31579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</meta:editing-cycles>
    <meta:creation-date>2016-07-07T20:15:00</meta:creation-date>
    <dc:date>2016-07-24T13:15:08.546822059</dc:date>
    <meta:editing-duration>PT1S</meta:editing-duration>
    <meta:generator>LibreOffice/4.2.4.2$Linux_X86_64 LibreOffice_project/420m0$Build-2</meta:generator>
    <meta:document-statistic meta:table-count="0" meta:image-count="2" meta:object-count="0" meta:page-count="1" meta:paragraph-count="1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